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-color="#eeeeee" draw:textarea-horizontal-align="justify" draw:textarea-vertical-align="middle" draw:auto-grow-height="false" fo:min-height="6.1cm" fo:min-width="1.53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true" fo:min-height="12.799cm" fo:min-width="1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8.18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-color="#eeeeee" draw:textarea-horizontal-align="justify" draw:textarea-vertical-align="middle" draw:auto-grow-height="false" fo:min-height="6.138cm" fo:min-width="1.53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1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.45cm"/>
    </style:style>
    <style:style style:name="gr10" style:family="graphic" style:parent-style-name="objectwithoutfill">
      <style:graphic-properties draw:marker-end="Arrow" draw:marker-end-width="0.3cm" draw:fill="none" draw:fill-color="#aea79f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aea79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6.35cm" svg:x="2.243cm" svg:y="2.7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5cm" svg:height="13.049cm" svg:x="2.325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3" draw:text-style-name="P4" draw:layer="layout" svg:width="3.368cm" svg:height="0.806cm" svg:x="1.669cm" svg:y="1.635cm">
          <draw:text-box>
            <text:p><text:span text:style-name="T1">First Window</text:span></text:p>
          </draw:text-box>
        </draw:frame>
        <draw:frame draw:style-name="gr4" draw:text-style-name="P5" draw:layer="layout" svg:width="8.685cm" svg:height="5.966cm" svg:x="11.514cm" svg:y="3.797cm">
          <draw:text-box>
            <text:p><text:span text:style-name="T2">Step 1: Concatenate the vectors</text:span></text:p>
            <text:p><text:span text:style-name="T2">which form the first window. This</text:span></text:p>
            <text:p><text:span text:style-name="T2">becomes the address of the next</text:span></text:p>
            <text:p><text:span text:style-name="T2">note.</text:span></text:p>
            <text:p><text:span text:style-name="T2"/></text:p>
            <text:p><text:span text:style-name="T2">Step 2: Slide the window down</text:span></text:p>
            <text:p><text:span text:style-name="T2">to form the address of the next</text:span></text:p>
            <text:p><text:span text:style-name="T2">note. This process is repeated</text:span></text:p>
            <text:p><text:span text:style-name="T2">until the entire piece is stored.</text:span></text:p>
          </draw:text-box>
        </draw:frame>
        <draw:custom-shape draw:style-name="gr5" draw:text-style-name="P1" draw:layer="layout" svg:width="2.032cm" svg:height="6.388cm" svg:x="8.643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.95cm" svg:height="13.76cm" svg:x="8.67cm" svg:y="2.651cm">
          <draw:text-box>
            <text:p text:style-name="P2">&lt;1&gt;</text:p>
            <text:p text:style-name="P2">&lt;2&gt;</text:p>
            <text:p text:style-name="P2">&lt;3&gt;</text:p>
            <text:p text:style-name="P2">&lt;4&gt;</text:p>
            <text:p text:style-name="P2">&lt;5&gt;</text:p>
            <text:p text:style-name="P2">&lt;6&gt;</text:p>
            <text:p text:style-name="P2">&lt;7&gt;</text:p>
            <text:p text:style-name="P2">&lt;8&gt;</text:p>
            <text:p text:style-name="P2">&lt;9&gt;</text:p>
            <text:p text:style-name="P2">&lt;10&gt;</text:p>
            <text:p text:style-name="P2">&lt;11&gt;</text:p>
            <text:p text:style-name="P2">&lt;12&gt;</text:p>
            <text:p text:style-name="P2">&lt;13&gt;</text:p>
            <text:p text:style-name="P2">&lt;14&gt;</text:p>
            <text:p text:style-name="P2">&lt;15&gt;</text:p>
            <text:p text:style-name="P2">&lt;16&gt;</text:p>
            <text:p text:style-name="P2">&lt;17&gt;</text:p>
            <text:p text:style-name="P2">&lt;18&gt;</text:p>
          </draw:text-box>
        </draw:frame>
        <draw:frame draw:style-name="gr7" draw:text-style-name="P4" draw:layer="layout" svg:width="4.083cm" svg:height="0.806cm" svg:x="7.569cm" svg:y="1.635cm">
          <draw:text-box>
            <text:p><text:span text:style-name="T1">Second Window</text:span></text:p>
          </draw:text-box>
        </draw:frame>
        <draw:frame draw:style-name="gr8" draw:text-style-name="P3" draw:layer="layout" svg:width="8.643cm" svg:height="6.65cm" svg:x="1.481cm" svg:y="18.399cm">
          <draw:text-box>
            <text:p text:style-name="P2">&lt;1,2,3,4,5,6,7,8,9&gt;</text:p>
            <text:p text:style-name="P2">&lt;2,3,4,5,6,7,8,9,10&gt;</text:p>
            <text:p text:style-name="P2">&lt;3,4,5,6,7,8,9,10,11&gt;</text:p>
            <text:p text:style-name="P2">&lt;4,5,6,7,8,9,10,11,12&gt;</text:p>
            <text:p text:style-name="P2">&lt;5,6,7,8,9,10,11,12,13&gt;</text:p>
            <text:p text:style-name="P2">&lt;6,7,8,9,10,11,12,13,14&gt;</text:p>
            <text:p text:style-name="P2">&lt;7,8,9,10,11,12,13,14,15&gt;</text:p>
            <text:p text:style-name="P2">&lt;8,9,10,11,12,13,14,15,16&gt;</text:p>
            <text:p text:style-name="P2">&lt;9,10,11,12,13,14,15,16,17&gt;</text:p>
          </draw:text-box>
        </draw:frame>
        <draw:frame draw:style-name="gr9" draw:text-style-name="P6" draw:layer="layout" svg:width="1.95cm" svg:height="6.65cm" svg:x="13.682cm" svg:y="18.399cm">
          <draw:text-box>
            <text:p>&lt;10&gt;</text:p>
            <text:p>&lt;11&gt;</text:p>
            <text:p>&lt;12&gt;</text:p>
            <text:p>&lt;13&gt;</text:p>
            <text:p>&lt;14&gt;</text:p>
            <text:p>&lt;15&gt;</text:p>
            <text:p>&lt;16&gt;</text:p>
            <text:p>&lt;17&gt;</text:p>
            <text:p>&lt;18&gt;</text:p>
          </draw:text-box>
        </draw:frame>
        <draw:line draw:style-name="gr10" draw:text-style-name="P7" draw:layer="layout" svg:x1="10.498cm" svg:y1="18.907cm" svg:x2="13.038cm" svg:y2="18.907cm">
          <text:p/>
        </draw:line>
        <draw:line draw:style-name="gr10" draw:text-style-name="P7" draw:layer="layout" svg:x1="10.498cm" svg:y1="19.607cm" svg:x2="13.038cm" svg:y2="19.607cm">
          <text:p/>
        </draw:line>
        <draw:line draw:style-name="gr10" draw:text-style-name="P7" draw:layer="layout" svg:x1="10.498cm" svg:y1="20.307cm" svg:x2="13.038cm" svg:y2="20.307cm">
          <text:p/>
        </draw:line>
        <draw:line draw:style-name="gr10" draw:text-style-name="P7" draw:layer="layout" svg:x1="10.498cm" svg:y1="21.007cm" svg:x2="13.038cm" svg:y2="21.007cm">
          <text:p/>
        </draw:line>
        <draw:line draw:style-name="gr10" draw:text-style-name="P7" draw:layer="layout" svg:x1="10.498cm" svg:y1="21.707cm" svg:x2="13.038cm" svg:y2="21.707cm">
          <text:p/>
        </draw:line>
        <draw:line draw:style-name="gr10" draw:text-style-name="P7" draw:layer="layout" svg:x1="10.498cm" svg:y1="22.407cm" svg:x2="13.038cm" svg:y2="22.407cm">
          <text:p/>
        </draw:line>
        <draw:line draw:style-name="gr10" draw:text-style-name="P7" draw:layer="layout" svg:x1="10.498cm" svg:y1="23.107cm" svg:x2="13.038cm" svg:y2="23.107cm">
          <text:p/>
        </draw:line>
        <draw:line draw:style-name="gr10" draw:text-style-name="P7" draw:layer="layout" svg:x1="10.498cm" svg:y1="23.907cm" svg:x2="13.038cm" svg:y2="23.907cm">
          <text:p/>
        </draw:line>
        <draw:line draw:style-name="gr10" draw:text-style-name="P7" draw:layer="layout" svg:x1="10.498cm" svg:y1="24.607cm" svg:x2="13.038cm" svg:y2="24.607cm">
          <text:p/>
        </draw:line>
        <draw:line draw:style-name="gr10" draw:text-style-name="P7" draw:layer="layout" svg:x1="5.091cm" svg:y1="5.888cm" svg:x2="7.631cm" svg:y2="5.8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8:58:09.749187374</meta:creation-date>
    <dc:date>2015-07-30T15:23:55.173120926</dc:date>
    <meta:editing-duration>PT19M33S</meta:editing-duration>
    <meta:editing-cycles>13</meta:editing-cycles>
    <meta:generator>LibreOffice/4.4.2.2$Linux_X86_64 LibreOffice_project/40m0$Build-2</meta:generator>
    <meta:document-statistic meta:object-count="19"/>
  </office:meta>
</office:document-meta>
</file>